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10.5pt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10.5pt"/>
    </style:style>
    <style:style style:name="T1" style:family="text">
      <style:text-properties fo:color="#bbb529"/>
    </style:style>
    <style:style style:name="T2" style:family="text">
      <style:text-properties fo:color="#6a8759"/>
    </style:style>
    <style:style style:name="T3" style:family="text">
      <style:text-properties fo:color="#6a8759" style:font-name="DejaVu Sans Mono" fo:font-size="10.5pt"/>
    </style:style>
    <style:style style:name="T4" style:family="text">
      <style:text-properties fo:color="#cc7832"/>
    </style:style>
    <style:style style:name="T5" style:family="text">
      <style:text-properties fo:color="#cc7832" fo:font-weight="bold"/>
    </style:style>
    <style:style style:name="T6" style:family="text">
      <style:text-properties fo:color="#cc7832" style:font-name="DejaVu Sans Mono" fo:font-size="10.5pt"/>
    </style:style>
    <style:style style:name="T7" style:family="text">
      <style:text-properties fo:color="#ffc66d"/>
    </style:style>
    <style:style style:name="T8" style:family="text">
      <style:text-properties style:font-name="DejaVu Sans Mono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#include</text:span><text:span text:style-name="T2">&lt;stdio.h&gt;</text:span></text:p>
      <text:p text:style-name="P2"><text:span text:style-name="T5">int </text:span><text:span text:style-name="T7">main</text:span>()</text:p>
      <text:p text:style-name="P2">{</text:p>
      <text:p text:style-name="P3"><text:s text:c="4"/><text:span text:style-name="T8">printf(</text:span><text:span text:style-name="T3">"</text:span><text:span text:style-name="T6">\033</text:span><text:span text:style-name="T3">[0;31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hello to all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5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this is a c program from which see how the colour coding (ANSI Colors) works 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6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\n</text:span><text:span text:style-name="T3">follow these steps :</text:span><text:span text:style-name="T6">\n</text:span><text:span text:style-name="T3">firstly you must now about the colour codes 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033</text:span><text:span text:style-name="T3">[0;34m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n</text:span><text:span text:style-name="T3">these are some ansi codes for colour changing::::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5m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n</text:span><text:span text:style-name="T3">please see the code how i use the colour code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033</text:span><text:span text:style-name="T3">[0;31m"</text:span><text:span text:style-name="T8">)</text:span><text:span text:style-name="T6">;</text:span></text:p>
      <text:p text:style-name="P3"><text:span text:style-name="T4"><text:s text:c="2"/></text:span><text:span text:style-name="T8">printf(</text:span><text:span text:style-name="T3">"</text:span><text:span text:style-name="T6">\n</text:span><text:span text:style-name="T3">because the compiler tries also to run the syntax in printf statement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1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\n</text:span><text:span text:style-name="T3">red==[0;31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1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red==[1;31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2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green==[0;32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2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green==[1;32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3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yellow==[0;33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3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yellow==[1;33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4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lue==[0,34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4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blue==[1;34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5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magenta==[0;35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5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magenta==[1;35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6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cyan==[0;36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oft-page-break/><text:span text:style-name="T4"><text:s text:c="4"/></text:span><text:span text:style-name="T8">printf(</text:span><text:span text:style-name="T3">"</text:span><text:span text:style-name="T6">\033</text:span><text:span text:style-name="T3">[1;36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old cyan==[1;36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 reset or to end the change in colour==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;34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by using this colour coding scheme you can make your code look good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1;32m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n</text:span><text:span text:style-name="T3">thank you "</text:span><text:span text:style-name="T8">)</text:span><text:span text:style-name="T6">;</text:span></text:p>
      <text:p text:style-name="P3"><text:span text:style-name="T4"><text:s text:c="4"/></text:span><text:span text:style-name="T8">printf(</text:span><text:span text:style-name="T3">"</text:span><text:span text:style-name="T6">\033</text:span><text:span text:style-name="T3">[0m"</text:span><text:span text:style-name="T8">)</text:span><text:span text:style-name="T6">;</text:span></text:p>
      <text:p text:style-name="P4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3:01:46.068995743</meta:creation-date>
    <dc:date>2019-02-03T13:03:41.591383926</dc:date>
    <meta:editing-duration>PT1M59S</meta:editing-duration>
    <meta:editing-cycles>1</meta:editing-cycles>
    <meta:document-statistic meta:table-count="0" meta:image-count="0" meta:object-count="0" meta:page-count="2" meta:paragraph-count="67" meta:word-count="151" meta:character-count="1981" meta:non-whitespace-character-count="1657"/>
    <meta:generator>LibreOffice/6.0.7.3$Linux_X86_64 LibreOffice_project/00m0$Build-3</meta:generator>
  </office:meta>
</office:document-meta>
</file>